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imHei"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anklin Gothic Heavy" svg:font-family="'Franklin Gothic Heavy'" style:font-family-generic="swiss" style:font-pitch="variable"/>
    <style:font-face style:name="Lato" svg:font-family="Lato" style:font-family-generic="swiss" style:font-pitch="variable"/>
    <style:font-face style:name="Microsoft Sans Serif" svg:font-family="'Microsoft Sans Serif'" style:font-family-generic="swiss"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21.01cm" fo:margin-left="-0.009cm" table:align="left"/>
    </style:style>
    <style:style style:name="Tabla1.A" style:family="table-column">
      <style:table-column-properties style:column-width="21.01cm"/>
    </style:style>
    <style:style style:name="Tabla1.1" style:family="table-row">
      <style:table-row-properties style:min-row-height="24.924cm"/>
    </style:style>
    <style:style style:name="Tabla1.A1" style:family="table-cell">
      <style:table-cell-properties fo:padding-left="0.203cm" fo:padding-right="1.27cm" fo:padding-top="0cm" fo:padding-bottom="0cm" fo:border="none" style:writing-mode="lr-tb"/>
    </style:style>
    <style:style style:name="Tabla1.2" style:family="table-row">
      <style:table-row-properties style:min-row-height="1.588cm"/>
    </style:style>
    <style:style style:name="Tabla1.A2" style:family="table-cell">
      <style:table-cell-properties style:vertical-align="bottom" fo:padding-left="0.203cm" fo:padding-right="1.27cm" fo:padding-top="0cm" fo:padding-bottom="0cm" fo:border="none" style:writing-mode="lr-tb"/>
    </style:style>
    <style:style style:name="Tabla2" style:family="table">
      <style:table-properties style:width="20.805cm" fo:margin-left="0.097cm" table:align="left"/>
    </style:style>
    <style:style style:name="Tabla2.A" style:family="table-column">
      <style:table-column-properties style:column-width="20.805cm"/>
    </style:style>
    <style:style style:name="Tabla2.1" style:family="table-row">
      <style:table-row-properties style:min-row-height="5.764cm"/>
    </style:style>
    <style:style style:name="Tabla2.A1" style:family="table-cell">
      <style:table-cell-properties fo:padding-left="0.203cm" fo:padding-right="1.27cm" fo:padding-top="0cm" fo:padding-bottom="0cm" fo:border="none" style:writing-mode="lr-tb"/>
    </style:style>
    <style:style style:name="Tabla2.2" style:family="table-row">
      <style:table-row-properties style:min-row-height="5.292cm"/>
    </style:style>
    <style:style style:name="Tabla2.A2" style:family="table-cell">
      <style:table-cell-properties style:vertical-align="middle" fo:padding-left="0.203cm" fo:padding-right="1.27cm" fo:padding-top="0cm" fo:padding-bottom="0cm" fo:border="none" style:writing-mode="lr-tb"/>
    </style:style>
    <style:style style:name="Tabla2.3" style:family="table-row">
      <style:table-row-properties style:min-row-height="1.217cm"/>
    </style:style>
    <style:style style:name="Tabla2.A3" style:family="table-cell">
      <style:table-cell-properties style:vertical-align="bottom" fo:padding-left="0.203cm" fo:padding-right="1.27cm" fo:padding-top="0cm" fo:padding-bottom="0cm" fo:border="none" style:writing-mode="lr-tb"/>
    </style:style>
    <style:style style:name="P1" style:family="paragraph" style:parent-style-name="Normal">
      <style:paragraph-properties fo:margin-left="1.27cm" fo:margin-right="0cm" fo:text-align="end" style:justify-single-word="false" fo:text-indent="0cm" style:auto-text-indent="false">
        <style:tab-stops/>
      </style:paragraph-properties>
    </style:style>
    <style:style style:name="P2" style:family="paragraph" style:parent-style-name="Normal">
      <style:text-properties fo:font-size="12pt" style:font-size-asian="12pt" style:font-size-complex="12pt"/>
    </style:style>
    <style:style style:name="P3" style:family="paragraph" style:parent-style-name="Normal">
      <style:text-properties style:font-name="Arial" fo:font-size="14pt" style:font-size-asian="14pt" style:font-name-complex="Arial" style:font-size-complex="14pt"/>
    </style:style>
    <style:style style:name="P4" style:family="paragraph" style:parent-style-name="Subtítulo">
      <style:text-properties fo:color="#44546a"/>
    </style:style>
    <style:style style:name="P5" style:family="paragraph" style:parent-style-name="Normal">
      <style:paragraph-properties fo:margin-left="1.27cm" fo:margin-right="1.64cm" fo:text-indent="0cm" style:auto-text-indent="false">
        <style:tab-stops/>
      </style:paragraph-properties>
      <style:text-properties style:font-name="Arial" fo:font-size="14pt" style:font-size-asian="14pt" style:font-name-complex="Arial" style:font-size-complex="14pt"/>
    </style:style>
    <style:style style:name="P6" style:family="paragraph" style:parent-style-name="Normal">
      <style:paragraph-properties fo:margin-left="1.27cm" fo:margin-right="1.64cm" fo:text-indent="0cm" style:auto-text-indent="false">
        <style:tab-stops/>
      </style:paragraph-properties>
      <style:text-properties style:font-name="Arial" fo:font-size="14pt" fo:font-weight="bold" style:font-size-asian="14pt" style:font-weight-asian="bold" style:font-name-complex="Arial" style:font-size-complex="14pt" style:font-weight-complex="bold"/>
    </style:style>
    <style:style style:name="P7" style:family="paragraph" style:parent-style-name="Normal">
      <style:paragraph-properties fo:margin-left="1.27cm" fo:margin-right="1.64cm" fo:text-indent="0cm" style:auto-text-indent="false">
        <style:tab-stops/>
      </style:paragraph-properties>
      <style:text-properties style:font-name="Arial" fo:font-size="12pt" style:font-size-asian="12pt" style:font-name-complex="Arial" style:font-size-complex="12pt"/>
    </style:style>
    <style:style style:name="P8" style:family="paragraph" style:parent-style-name="Normal">
      <style:paragraph-properties fo:margin-left="1.27cm" fo:margin-right="1.64cm" fo:text-indent="0cm" style:auto-text-indent="false">
        <style:tab-stops/>
      </style:paragraph-properties>
    </style:style>
    <style:style style:name="P9" style:family="paragraph" style:parent-style-name="Normal" style:master-page-name="MP0">
      <style:paragraph-properties style:page-number="auto" fo:break-before="page"/>
    </style:style>
    <style:style style:name="P10" style:family="paragraph" style:parent-style-name="Normal">
      <style:text-properties style:font-name="Arial" fo:font-size="14pt" style:font-size-asian="14pt" style:font-name-complex="Arial" style:font-size-complex="14pt"/>
    </style:style>
    <style:style style:name="P11" style:family="paragraph" style:parent-style-name="Normal">
      <style:text-properties style:font-name="Arial" fo:font-size="24pt" style:font-size-asian="24pt" style:font-name-complex="Arial" style:font-size-complex="24pt"/>
    </style:style>
    <style:style style:name="P12" style:family="paragraph" style:parent-style-name="Normal">
      <style:text-properties fo:font-size="24pt" style:font-size-asian="24pt" style:font-size-complex="24pt"/>
    </style:style>
    <style:style style:name="P13" style:family="paragraph" style:parent-style-name="Normal">
      <style:paragraph-properties fo:margin-left="1.27cm" fo:margin-right="1.64cm" fo:text-indent="0cm" style:auto-text-indent="false">
        <style:tab-stops/>
      </style:paragraph-properties>
      <style:text-properties style:font-name="Arial" fo:font-size="14pt" style:font-size-asian="14pt" style:font-name-complex="Arial" style:font-size-complex="14pt"/>
    </style:style>
    <style:style style:name="P14" style:family="paragraph" style:parent-style-name="Normal">
      <style:paragraph-properties fo:margin-left="1.27cm" fo:margin-right="1.64cm" fo:text-indent="0cm" style:auto-text-indent="false">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Normal">
      <style:paragraph-properties fo:margin-left="1.27cm" fo:margin-right="1.64cm" fo:text-indent="0cm" style:auto-text-indent="false">
        <style:tab-stops/>
      </style:paragraph-properties>
      <style:text-properties style:font-name="Arial" fo:font-size="12pt" style:font-size-asian="12pt" style:font-name-complex="Arial" style:font-size-complex="12pt"/>
    </style:style>
    <style:style style:name="P16" style:family="paragraph" style:parent-style-name="Normal">
      <style:paragraph-properties fo:margin-left="1.27cm" fo:margin-right="1.64cm" fo:text-indent="0cm" style:auto-text-indent="false">
        <style:tab-stops/>
      </style:paragraph-properties>
      <style:text-properties style:font-name="Arial" fo:font-size="24pt" fo:font-weight="normal" style:font-size-asian="24pt" style:font-weight-asian="normal" style:font-name-complex="Arial" style:font-size-complex="24pt" style:font-weight-complex="normal"/>
    </style:style>
    <style:style style:name="P17" style:family="paragraph" style:parent-style-name="Normal">
      <style:paragraph-properties fo:margin-left="1.27cm" fo:margin-right="1.64cm" fo:text-indent="0cm" style:auto-text-indent="false">
        <style:tab-stops/>
      </style:paragraph-properties>
    </style:style>
    <style:style style:name="P18" style:family="paragraph" style:parent-style-name="Normal">
      <style:paragraph-properties fo:margin-left="0cm" fo:margin-right="1.799cm" fo:text-align="center" style:justify-single-word="false" fo:text-indent="0cm" style:auto-text-indent="false">
        <style:tab-stops/>
      </style:paragraph-properties>
    </style:style>
    <style:style style:name="P19" style:family="paragraph" style:parent-style-name="Normal">
      <style:paragraph-properties fo:margin-left="0cm" fo:margin-right="1.64cm" fo:text-indent="0cm" style:auto-text-indent="false">
        <style:tab-stops/>
      </style:paragraph-properties>
      <style:text-properties style:font-name="Arial" fo:font-size="24pt" style:font-size-asian="24pt" style:font-name-complex="Arial" style:font-size-complex="24pt"/>
    </style:style>
    <style:style style:name="P20" style:family="paragraph" style:parent-style-name="Normal">
      <style:paragraph-properties fo:margin-left="1.27cm" fo:margin-right="0cm" fo:text-align="end" style:justify-single-word="false" fo:text-indent="0cm" style:auto-text-indent="false">
        <style:tab-stops/>
      </style:paragraph-properties>
    </style:style>
    <style:style style:name="P21" style:family="paragraph">
      <style:paragraph-properties fo:margin-left="1.27cm" fo:margin-right="0cm" fo:text-indent="0cm">
        <style:tab-stops/>
      </style:paragraph-properties>
    </style:style>
    <style:style style:name="P22" style:family="paragraph">
      <style:paragraph-properties style:writing-mode="lr-tb" style:font-independent-line-spacing="true"/>
    </style:style>
    <style:style style:name="P23" style:family="paragraph">
      <style:paragraph-properties fo:margin-left="0cm" fo:margin-right="0cm" fo:text-align="end" fo:text-indent="0cm">
        <style:tab-stops/>
      </style:paragraph-properties>
    </style:style>
    <style:style style:name="T1" style:family="text">
      <style:text-properties style:language-complex="es" style:country-complex="ES"/>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font-weight="bold" style:font-size-asian="14pt" style:font-weight-asian="bold" style:font-name-complex="Arial" style:font-size-complex="14pt" style:font-weight-complex="bold"/>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fo:font-weight="normal" style:font-size-asian="12pt" style:font-weight-asian="normal" style:font-name-complex="Arial" style:font-size-complex="12pt" style:font-weight-complex="normal"/>
    </style:style>
    <style:style style:name="T6" style:family="text">
      <style:text-properties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variant="normal" fo:text-transform="none" fo:letter-spacing="normal" fo:font-style="normal"/>
    </style:style>
    <style:style style:name="T9" style:family="text">
      <style:text-properties fo:color="#ffffff" style:language-complex="es" style:country-complex="ES"/>
    </style:style>
    <style:style style:name="T10" style:family="text">
      <style:text-properties fo:color="#595959"/>
    </style:style>
    <style:style style:name="T11" style:family="text">
      <style:text-properties fo:color="#595959" style:language-complex="es" style:country-complex="ES"/>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none" draw:fill="solid" draw:fill-color="#000000"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3" style:family="graphic">
      <style:graphic-properties draw:stroke="none" draw:fill="solid" draw:fill-color="#ffc000" draw:opacity="100%" draw:textarea-horizontal-align="left" draw:textarea-vertical-align="top" draw:auto-grow-height="false" draw:auto-grow-width="false"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Fuente_20_de_20_párrafo_20_predeter."><text:span text:style-name="T1"/></text:span></text:p>
      <table:table table:name="Tabla1" table:style-name="Tabla1">
        <table:table-column table:style-name="Tabla1.A"/>
        <table:table-row table:style-name="Tabla1.1">
          <table:table-cell table:style-name="Tabla1.A1" office:value-type="string">
            <text:p text:style-name="P1"><text:span text:style-name="Fuente_20_de_20_párrafo_20_predeter."><text:span text:style-name="T1"><draw:g text:anchor-type="as-char" svg:y="0cm" draw:z-index="0" draw:name="Grupo 9" draw:style-name="gr1"><svg:desc>Título y texto
</svg:desc><draw:frame draw:name="Cuadro de texto 7" draw:style-name="gr2" draw:text-style-name="P22" svg:width="8.346cm" svg:height="3.22cm" svg:x="0cm" svg:y="22.922cm"><draw:text-box><text:p text:style-name="P21"><text:span text:style-name="T9">Su nombre</text:span></text:p><text:p text:style-name="P21"><text:span text:style-name="T9">Fecha</text:span></text:p></draw:text-box></draw:frame><draw:frame draw:name="Cuadro de texto 6" draw:style-name="gr3" draw:text-style-name="P22" svg:width="12.918cm" svg:height="13.117cm" svg:x="6.041cm" svg:y="0cm"><draw:text-box><text:p text:style-name="P23"><text:span text:style-name="T1">Título del documento</text:span></text:p><text:p text:style-name="P23"><text:span text:style-name="T10"/></text:p><text:p text:style-name="P23"><text:span text:style-name="T11">Subtítulo</text:span></text:p></draw:text-box></draw:frame></draw:g></text:span></text:span></text:p>
          </table:table-cell>
        </table:table-row>
        <table:table-row table:style-name="Tabla1.2">
          <table:table-cell table:style-name="Tabla1.A2" office:value-type="string">
            <text:p text:style-name="P1"/>
          </table:table-cell>
        </table:table-row>
      </table:table>
      <text:p text:style-name="Normal"/>
      <text:p text:style-name="Normal"><text:soft-page-break/></text:p>
      <table:table table:name="Tabla2" table:style-name="Tabla2">
        <table:table-column table:style-name="Tabla2.A"/>
        <table:table-row table:style-name="Tabla2.1">
          <table:table-cell table:style-name="Tabla2.A1" office:value-type="string">
            <text:p text:style-name="Normal"><text:span text:style-name="Fuente_20_de_20_párrafo_20_predeter."><text:span text:style-name="T1"/></text:span></text:p>
            <text:p text:style-name="P12">¿Por qué?</text:p>
            <text:p text:style-name="Normal"><text:span text:style-name="Fuente_20_de_20_párrafo_20_predeter."><text:span text:style-name="T6"><text:s text:c="4"/></text:span></text:span><text:span text:style-name="Fuente_20_de_20_párrafo_20_predeter."><text:span text:style-name="T2">En la actualidad cada vez hay </text:span></text:span><text:span text:style-name="Fuente_20_de_20_párrafo_20_predeter."><text:span text:style-name="T2">más</text:span></text:span><text:span text:style-name="Fuente_20_de_20_párrafo_20_predeter."><text:span text:style-name="T2"> empresas</text:span></text:span><text:span text:style-name="Fuente_20_de_20_párrafo_20_predeter."><text:span text:style-name="T2">, a medida van creciendo tanto con empleados como clientes, y esto requiere a llevar un mayor control ya sea con incidencias, pedidos, contratación, inventarios y llevar un control con cualquier material de oficina o de la empresa.</text:span></text:span></text:p>
            <text:p text:style-name="P3">Dentro de cada empresa hay departamentos ya sea RRHH, informática, departamento de compras, un departamento jurídico…etc. Cualquier empleado puede tener dudas para realizar alguna consulta o realizar tareas, para esto se debe de seguir un procedimiento.</text:p>
            <text:p text:style-name="P3">Por ejemplo, si un empleado tiene consultas sobre su nomina deberá a acudir a alguien del departamento de RRHH si contamos la carga de trabajo que tiene dicho departamento no nos podrán atender en el momento, se podría decir que para que puedan atendernos tendrán que decimos su disponibilidad. Ahí entraría nuestra aplicación un sistema de Ticketing para poder llevar un seguimiento tanto del empleado como la persona o el departamento resolutor,e indicar cuando se ha hecho dicho ticket o tarea, la persona, el departamento, a quien va dirigido cuánto tiempo lleva de espera o en cuanto tiempo se ha tardado en resolverla…etc.</text:p>
            <text:p text:style-name="P3">Es importante llevar un seguimiento para poder llevar a cabo un informe sobre la efectividad del departamento y empleado y así poder corregir fallos y mejorar</text:p>
            <text:p text:style-name="P3"/>
            <text:p text:style-name="P11"><text:span text:style-name="T7">¿Qué y cómo se va a desarrollar?</text:span></text:p>
            <text:p text:style-name="P3"><text:span text:style-name="T7">La aplicación seguirá un patrón MVC. Para la capa modelo utilizaremos una base de datos Mysql. Para la capa de controlador se implementara un servicio REST API desarrollado con spring boot. Por último para la capa vista manejamos utilizar dos aplicaciones diferentes, la primera será una aplicación android mientás que la segunda será una aplicación de escritorio desarrollada en Java swing.</text:span></text:p>
            <text:p text:style-name="P3"><draw:frame draw:style-name="fr1" draw:name="Cuadro de texto 22" text:anchor-type="paragraph" svg:x="6.738cm" svg:y="-0.095cm" svg:width="6.558cm" style:rel-width="scale" svg:height="3.902cm" style:rel-height="scale" draw:z-index="2"><draw:text-box><text:p text:style-name="Normal">Se abrirá a continuación una serie de formulario a rellenar con toda nuestra información nombre, número de teléfono, y la indicación a quien va dirigido y al departamento resolutor.</text:p><text:p text:style-name="Normal">Una vez hecho la solicitud aparcería dicha tarea con la información necesaria para llevar un seguimiento al realizarla.</text:p></draw:text-box></draw:frame></text:p>
            <text:p text:style-name="P3"><draw:frame draw:style-name="fr1" draw:name="Cuadro de texto 2" text:anchor-type="paragraph" svg:x="14.143cm" svg:y="0.377cm" svg:width="6.558cm" style:rel-width="scale" svg:height="3.902cm" style:rel-height="scale" draw:z-index="1"><draw:text-box><text:p text:style-name="P2">Como cualquier aplicación, es necesario tener un sistema de registro para acceder a la aplicación o poder darse de alta en la base de datos si no se está registrado </text:p></draw:text-box></draw:frame></text:p>
            <text:p text:style-name="Normal"/>
            <text:p text:style-name="Normal"><draw:frame draw:style-name="fr1" draw:name="Cuadro de texto 21" text:anchor-type="paragraph" svg:x="0.182cm" svg:y="0.413cm" svg:width="6.558cm" style:rel-width="scale" svg:height="3.902cm" style:rel-height="scale" draw:z-index="3"><draw:text-box><text:p text:style-name="Normal">La pantalla principal constará de una serie de opciones en las que se tendrá que elegir el departamento del que corresponde y toda información de los empleados y tareas a realizar.</text:p><text:p text:style-name="Normal">y unas de las opciones para poder hacer solicitudes a otras personas y departamentos</text:p></draw:text-box></draw:frame></text:p>
            <text:p text:style-name="Normal"><text:s/></text:p>
          </table:table-cell>
        </table:table-row>
        <table:table-row table:style-name="Tabla2.2">
          <table:table-cell table:style-name="Tabla2.A2" office:value-type="string">
            <text:p text:style-name="P5"/>
            <text:p text:style-name="P5"/>
            <text:p text:style-name="P5"/>
            <text:p text:style-name="P5"/>
            <text:p text:style-name="P5"/>
            <text:p text:style-name="P5"/>
            <text:p text:style-name="P5"/>
            <text:p text:style-name="P19"><text:soft-page-break/>¿Qué módulos formativos van a estar presentes en el trabajo?</text:p>
            <text:p text:style-name="P7"/>
            <text:p text:style-name="P7">Los módulos formativos utilizados en el trabajo a desarrollar serán:</text:p>
            <text:p text:style-name="P6">Programación:</text:p>
            <text:p text:style-name="P7">Se utilizará para realizar toda la implementación de la aplicación.</text:p>
            <text:p text:style-name="P8"><text:span text:style-name="Fuente_20_de_20_párrafo_20_predeter."><text:span text:style-name="T3">Programación Multimedia y Dispositivos móviles</text:span></text:span><text:span text:style-name="Fuente_20_de_20_párrafo_20_predeter."><text:span text:style-name="T4">: </text:span></text:span></text:p>
            <text:p text:style-name="P7">para poder realizar las interfaces de la aplicación y la programación de dichas funciones.</text:p>
            <text:p text:style-name="P6">Bases de datos:</text:p>
            <text:p text:style-name="P7">Se necesita esta asignatura para poder modelar y gestionar la base de datos en la que se basará la aplicación.</text:p>
            <text:p text:style-name="P8"><text:span text:style-name="Fuente_20_de_20_párrafo_20_predeter."><text:span text:style-name="T3">Programación de Servicios y Procesos:</text:span></text:span></text:p>
            <text:p text:style-name="P8"><text:span text:style-name="Fuente_20_de_20_párrafo_20_predeter."><text:span text:style-name="T5">La aplicación utilizará un servicio REST API para poder acceder a la base de datos.</text:span></text:span></text:p>
            <text:p text:style-name="P8"><text:span text:style-name="Fuente_20_de_20_párrafo_20_predeter."><text:span text:style-name="T3">Acceso a Datos:</text:span></text:span></text:p>
            <text:p text:style-name="P7">Está asignatura será utilizada por el servicio REST API para acceder a la base de datos.</text:p>
            <text:p text:style-name="P6">Inglés Técnico:</text:p>
            <text:p text:style-name="P7">La documentación del programa se presentará tanto en español como en inglés.</text:p>
            <text:p text:style-name="P6">Empresa e Iniciativa Emprendedora:</text:p>
            <text:p text:style-name="P8"><text:span text:style-name="Fuente_20_de_20_párrafo_20_predeter."><text:span text:style-name="T4">Para realizar un estudio de mercado y tener información completa de la </text:span></text:span><text:span text:style-name="Fuente_20_de_20_párrafo_20_predeter."><text:span text:style-name="T4">estructura empresarial. Y hacer más precisa la aplicación.</text:span></text:span></text:p>
            <text:p text:style-name="P7"/>
            <text:p text:style-name="P7"/>
            <text:p text:style-name="P16"><text:span text:style-name="T8">Tecnologías y Herramientas utilizadas</text:span> </text:p>
            <text:p text:style-name="P7">Para la aplicación de escritorio utilizaremos Java, utilizando la librería Swing para implementar la interfaz gráfica.</text:p>
            <text:p text:style-name="P7">El servicio REST API se desarrollará en Java utilizando el framework Spring-boot.</text:p>
            <text:p text:style-name="P7">Para el desarrollo de la aplicación móvil se utilizará el entorno de desarrollo Android Studio, utilizando Java como lenguaje de programación.</text:p>
            <text:p text:style-name="P7">Pará programar el servicio REST API y la aplicación de escritorio utilizaremos el entorno de desarrollo de Eclipse.</text:p>
            <text:p text:style-name="P7">Para implementar la base de datos Mysql utilizaremos el paquete Xampp el cual lleva un servidor Mysql. Para la gestión de está base de datos utilizaremos el programa PhpMyAdmin que ya lleva integrado Xampp.</text:p>
            <text:p text:style-name="P7"/>
            <text:p text:style-name="P7"/>
          </table:table-cell>
        </table:table-row>
        <table:table-row table:style-name="Tabla2.3">
          <table:table-cell table:style-name="Tabla2.A3" office:value-type="string">
            <text:p text:style-name="P18"/>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imHei"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anklin Gothic Heavy" svg:font-family="'Franklin Gothic Heavy'" style:font-family-generic="swiss" style:font-pitch="variable"/>
    <style:font-face style:name="Lato" svg:font-family="Lato" style:font-family-generic="swiss" style:font-pitch="variable"/>
    <style:font-face style:name="Microsoft Sans Serif" svg:font-family="'Microsoft Sans Serif'" style:font-family-generic="swiss"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Microsoft Sans Serif" fo:font-size="11pt" fo:letter-spacing="normal" fo:language="es" fo:country="ES" fo:font-style="normal" style:text-underline-style="none" fo:font-weight="normal" style:letter-kerning="false" fo:background-color="transparent" style:font-name-asian="Microsoft Sans Seri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000000" style:font-name="Franklin Gothic Heavy" fo:font-size="22pt" style:font-name-asian="SimHei" style:font-size-asian="22pt" style:font-name-complex="Times New Roman" style:font-size-complex="16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000000" style:font-name="Franklin Gothic Heavy" fo:font-size="18pt" style:font-name-asian="SimHei" style:font-size-asian="18pt" style:font-name-complex="Times New Roman" style:font-size-complex="13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000000" style:font-name="Franklin Gothic Heavy" fo:font-size="12pt" style:font-name-asian="SimHei" style:font-size-asian="12pt" style:font-name-complex="Times New Roman" style:font-size-complex="12pt" fo:hyphenate="false" fo:hyphenation-remain-char-count="0" fo:hyphenation-push-char-count="0"/>
    </style:style>
    <style:style style:name="Normal" style:family="paragraph">
      <style:paragraph-properties fo:line-height="100%" fo:hyphenation-ladder-count="no-limit"/>
      <style:text-properties fo:font-size="10.5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left="1.27cm" fo:margin-right="0cm" fo:margin-top="0cm" fo:margin-bottom="0cm" fo:hyphenation-ladder-count="no-limit" fo:text-indent="0cm" style:auto-text-indent="false">
        <style:tab-stops/>
      </style:paragraph-properties>
      <style:text-properties style:font-name="Franklin Gothic Heavy" fo:font-size="44pt" fo:letter-spacing="-0.018cm" style:letter-kerning="true" style:font-name-asian="SimHei" style:font-size-asian="44pt" style:font-name-complex="Times New Roman" style:font-size-complex="28pt" fo:hyphenate="false" fo:hyphenation-remain-char-count="0" fo:hyphenation-push-char-count="0"/>
    </style:style>
    <style:style style:name="Subtitle" style:family="paragraph" style:parent-style-name="Normal" style:next-style-name="Normal" style:class="chapter">
      <style:paragraph-properties fo:margin-left="1.27cm" fo:margin-right="0cm" fo:hyphenation-ladder-count="no-limit" fo:text-indent="0cm" style:auto-text-indent="false">
        <style:tab-stops/>
      </style:paragraph-properties>
      <style:text-properties fo:color="#f2f2f2" fo:font-size="24pt" fo:letter-spacing="0.026cm" style:font-name-asian="SimSun" style:font-size-asian="24pt" fo:hyphenate="false" fo:hyphenation-remain-char-count="0" fo:hyphenation-push-char-count="0"/>
    </style:style>
    <style:style style:name="Sin_20_espaciado" style:display-name="Sin espaciado" style:family="paragraph">
      <style:paragraph-properties fo:margin-top="0cm" fo:margin-bottom="0cm" fo:line-height="100%" fo:hyphenation-ladder-count="no-limit"/>
      <style:text-properties fo:font-size="10.5pt" style:font-size-asian="10.5pt" fo:hyphenate="false" fo:hyphenation-remain-char-count="0" fo:hyphenation-push-char-count="0"/>
    </style:style>
    <style:style style:name="Título_20_TDC" style:display-name="Título TDC" style:family="paragraph" style:parent-style-name="Título_20_1" style:next-style-name="Normal" style:default-outline-level="" style:list-style-name="">
      <style:paragraph-properties fo:line-height="107%" fo:hyphenation-ladder-count="no-limit"/>
      <style:text-properties fo:color="#2f5496" fo:font-size="16pt" style:font-size-asian="16pt" style:language-asian="es" style:country-asian="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Título_20_Car" style:display-name="Título Car" style:family="text" style:parent-style-name="Fuente_20_de_20_párrafo_20_predeter.">
      <style:text-properties style:font-name="Franklin Gothic Heavy" fo:font-size="44pt" fo:letter-spacing="-0.018cm" style:letter-kerning="true" style:font-name-asian="SimHei" style:font-size-asian="44pt" style:font-name-complex="Times New Roman" style:font-size-complex="28pt"/>
    </style:style>
    <style:style style:name="Subtítulo_20_Car" style:display-name="Subtítulo Car" style:family="text" style:parent-style-name="Fuente_20_de_20_párrafo_20_predeter.">
      <style:text-properties fo:color="#f2f2f2" fo:font-size="24pt" fo:letter-spacing="0.026cm" style:font-name-asian="SimSun" style:font-size-asian="24pt"/>
    </style:style>
    <style:style style:name="Título_20_1_20_Car" style:display-name="Título 1 Car" style:family="text" style:parent-style-name="Fuente_20_de_20_párrafo_20_predeter.">
      <style:text-properties fo:color="#000000" style:font-name="Franklin Gothic Heavy" fo:font-size="22pt" style:font-name-asian="SimHei" style:font-size-asian="22pt" style:font-name-complex="Times New Roman" style:font-size-complex="16pt"/>
    </style:style>
    <style:style style:name="Título_20_2_20_Car" style:display-name="Título 2 Car" style:family="text" style:parent-style-name="Fuente_20_de_20_párrafo_20_predeter.">
      <style:text-properties fo:color="#000000" style:font-name="Franklin Gothic Heavy" fo:font-size="18pt" style:font-name-asian="SimHei" style:font-size-asian="18pt" style:font-name-complex="Times New Roman" style:font-size-complex="13pt"/>
    </style:style>
    <style:style style:name="Título_20_3_20_Car" style:display-name="Título 3 Car" style:family="text" style:parent-style-name="Fuente_20_de_20_párrafo_20_predeter.">
      <style:text-properties fo:color="#000000" style:font-name="Franklin Gothic Heavy" fo:font-size="12pt" style:font-name-asian="SimHei" style:font-size-asian="12pt" style:font-name-complex="Times New Roman" style:font-size-complex="12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
    <dc:description/>
    <dc:subject/>
    <meta:initial-creator>adalberto baltazar martinez carrillo</meta:initial-creator>
    <dc:creator>Alfredo de los Rios</dc:creator>
    <meta:creation-date>2023-03-31T18:50:00Z</meta:creation-date>
    <dc:date>2023-04-12T11:51:12.96</dc:date>
    <meta:editing-cycles>4</meta:editing-cycles>
    <meta:editing-duration>PT4H27M40S</meta:editing-duration>
    <meta:document-statistic meta:table-count="2" meta:image-count="0" meta:object-count="0" meta:page-count="3" meta:paragraph-count="36" meta:word-count="657" meta:character-count="4127"/>
    <meta:template xlink:type="simple" xlink:actuate="onRequest" xlink:title="" xlink:href="./Informe%20(tema%20Urbano).dotx"/>
  </office:meta>
</office:document-meta>
</file>